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10bea8" officeooo:paragraph-rsid="0010bea8" style:font-style-asian="italic" style:font-style-complex="italic"/>
    </style:style>
    <style:style style:name="P2" style:family="paragraph" style:parent-style-name="Title">
      <style:text-properties officeooo:rsid="0012a93c" officeooo:paragraph-rsid="0010bea8"/>
    </style:style>
    <style:style style:name="P3" style:family="paragraph" style:parent-style-name="Text_20_body">
      <style:text-properties officeooo:rsid="0012a93c" officeooo:paragraph-rsid="0010bea8"/>
    </style:style>
    <style:style style:name="P4" style:family="paragraph" style:parent-style-name="Text_20_body">
      <style:text-properties officeooo:paragraph-rsid="0010bea8"/>
    </style:style>
    <style:style style:name="P5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0bea8"/>
    </style:style>
    <style:style style:name="P6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10bea8"/>
    </style:style>
    <style:style style:name="P7" style:family="paragraph" style:parent-style-name="Text_20_body">
      <style:paragraph-properties fo:text-align="justify" style:justify-single-word="false"/>
      <style:text-properties officeooo:rsid="0011357d" officeooo:paragraph-rsid="0011357d"/>
    </style:style>
    <style:style style:name="P8" style:family="paragraph" style:parent-style-name="Text_20_body">
      <style:text-properties officeooo:rsid="0012a93c" officeooo:paragraph-rsid="0010bea8"/>
    </style:style>
    <style:style style:name="P9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0bea8"/>
    </style:style>
    <style:style style:name="P10" style:family="paragraph" style:parent-style-name="Heading_20_1">
      <style:text-properties officeooo:rsid="0012a93c" officeooo:paragraph-rsid="0010bea8"/>
    </style:style>
    <style:style style:name="T1" style:family="text">
      <style:text-properties officeooo:rsid="00162169"/>
    </style:style>
    <style:style style:name="T2" style:family="text">
      <style:text-properties officeooo:rsid="0010bea8"/>
    </style:style>
    <style:style style:name="T3" style:family="text">
      <style:text-properties officeooo:rsid="0011357d"/>
    </style:style>
    <style:style style:name="T4" style:family="text">
      <style:text-properties officeooo:rsid="00131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<text:span text:style-name="T2">Java</text:span></text:p>
      <text:p text:style-name="P3"/>
      <text:p text:style-name="P3"/>
      <text:p text:style-name="P3"/>
      <text:p text:style-name="P6">Esse documento apresentara minhas experiencias com o curso de <text:span text:style-name="T2">Java</text:span>, mostrando um pouco de suas histórias <text:span text:style-name="T1">e o que são</text:span> e alguns conhecimentos sobre <text:span text:style-name="T1">ess</text:span>a linguage<text:span text:style-name="T3">m</text:span>. Com principal interesse de aprendizado <text:span text:style-name="T2">própria</text:span>, e não <text:span text:style-name="T2">i</text:span>ntenção de ser um documento explicativo, <text:s/>curso, ou nada do tipo.</text:p>
      <text:p text:style-name="P5"/>
      <text:p text:style-name="P5">Por: Thiago Alexandre.</text:p>
      <text:p text:style-name="P5"/>
      <text:p text:style-name="P5"/>
      <text:h text:style-name="P10" text:outline-level="1">Resumo:</text:h>
      <text:p text:style-name="P4"/>
      <text:p text:style-name="P7">Java, é uma linguagem de programação, que inicialmente, voltada para a interação com os objetos, <text:span text:style-name="T4">vamos entender melhor esse conceito. </text:span>Em <text:span text:style-name="T4">1990 uma empresa chamada Sun Microsystems, tinha um projeto de usar a linguagem C++, para criar tecnologias com programação voltada a objetos que trabalhassem entre si, o um grupo de programadores, liderados por James Gosling que participava desse projeto, não conseguia fazer algumas coisas só com a linguagem C++, então esse mesmo grupo de programadores, resolveram criar sua própria linguagem de programação, com isso teve a origem do Java, que na época eles chamaram de Green Talk e depois renomeou para OaK, ou seja, carvalho, isso mesmo, e o motivo, era que na frente do escritório onde eles trabalhavam, ficava um frondoso carvalho. E esse grupo, decidiram também criar seu próprio projeto, o Star Seven. A ideia era criar um aparelho que interagisse com sua casa, ligando sua televisão, controlando suas lampadas, e outros. Porem ninguém se interessou pelo projeto, que então entrou por água a baixo, mas depois de um tempo, em 1995, Tim Berners Lee, enquanto desenvolvia a linguagem HTML <text:s/>e mais a frente o CSS e JavaScript, decidiu juntar o Star Seven o OaK e juntar com seu projeto que também estava atrelado com a interação. E mais a frente o nome do OaK, se passou a chamar Java, pelo café forte, e o projeto de navegador do Tim Berners Lee, to Java. E até então o Java vem fazendo muito sucesso sendo uma linguagem bem geral, aplicativos mobile são feitos em Java, muitos programas de desktop, leitores de cartões, relógios, <text:s/>TVs inteligentes, dentre outros. E essa linguagem agora pertence a Oracle, e como foi feita para substituir a linguagem C++ que é baseada <text:s/>na linguagem C, o Java então é uma linguagem também baseada na linguagem 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10bea8" officeooo:paragraph-rsid="0010bea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Java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2:52:08.063370089</dc:date>
    <meta:editing-duration>PT1H2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62" meta:character-count="2161" meta:non-whitespace-character-count="1801"/>
  </office:meta>
</office:document-meta>
</file>